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style:text-autospace="none"/>
      <style:text-properties style:use-window-font-color="true" style:font-name="ArialMT" fo:font-size="17pt" fo:letter-spacing="0.0138in" fo:font-weight="bold" style:letter-kerning="true" style:font-name-asian="ArialMT" style:font-size-asian="17pt" style:font-weight-asian="bold" style:font-name-complex="ArialMT" style:font-size-complex="17pt" style:font-weight-complex="bold"/>
    </style:style>
    <style:style style:name="P2" style:family="paragraph" style:parent-style-name="Standard">
      <style:paragraph-properties fo:margin-top="0in" fo:margin-bottom="0.1665in" style:text-autospace="none"/>
      <style:text-properties style:use-window-font-color="true" style:font-name="ArialMT" fo:font-size="12pt" fo:letter-spacing="normal" fo:font-style="italic" fo:font-weight="normal" style:letter-kerning="true" style:font-name-asian="ArialMT" style:font-size-asian="12pt" style:font-style-asian="italic" style:font-weight-asian="normal" style:font-name-complex="ArialMT" style:font-size-complex="12pt" style:font-style-complex="italic" style:font-weight-complex="normal"/>
    </style:style>
    <style:style style:name="P3" style:family="paragraph" style:parent-style-name="Standard">
      <style:paragraph-properties fo:margin-top="0in" fo:margin-bottom="0.1665in" style:text-autospace="none"/>
    </style:style>
    <style:style style:name="P4" style:family="paragraph" style:parent-style-name="Standard">
      <style:paragraph-properties fo:margin-top="0in" fo:margin-bottom="0.1665in" style:line-height-at-least="0.222in" fo:background-color="#e6e6e6" style:text-autospace="none">
        <style:background-image/>
      </style:paragraph-properties>
      <style:text-properties style:use-window-font-color="true" style:font-name="ArialMT" fo:font-size="12pt" fo:letter-spacing="normal" fo:font-weight="normal" style:letter-kerning="true" style:font-name-asian="ArialMT" style:font-size-asian="12pt" style:font-weight-asian="normal" style:font-name-complex="ArialMT" style:font-size-complex="12pt" style:font-weight-complex="normal"/>
    </style:style>
    <style:style style:name="P5" style:family="paragraph" style:parent-style-name="Standard" style:list-style-name="L1">
      <style:paragraph-properties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list-style-name="L1">
      <style:paragraph-properties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7" style:family="paragraph" style:parent-style-name="Standard" style:list-style-name="L1">
      <style:paragraph-properties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8" style:family="paragraph" style:parent-style-name="Standard" style:list-style-name="L1">
      <style:paragraph-properties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9" style:family="paragraph" style:parent-style-name="Standard" style:list-style-name="L1">
      <style:paragraph-properties style:text-autospace="none"/>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10" style:family="paragraph" style:parent-style-name="Standard" style:list-style-name="L1">
      <style:paragraph-properties style:text-autospace="none"/>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11" style:family="paragraph" style:parent-style-name="Standard" style:list-style-name="L1">
      <style:paragraph-properties style:text-autospace="none"/>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12"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13"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14"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15"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16"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17"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18"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19"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20"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21"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22"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23"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24" style:family="paragraph" style:parent-style-name="Standard" style:list-style-name="L1">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25" style:family="paragraph" style:parent-style-name="Standard">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26" style:family="paragraph" style:parent-style-name="Standard" style:list-style-name="L2">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27" style:family="paragraph" style:parent-style-name="Standard" style:list-style-name="L2">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28" style:family="paragraph" style:parent-style-name="Standard" style:list-style-name="L2">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29" style:family="paragraph" style:parent-style-name="Standard" style:list-style-name="L2">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30" style:family="paragraph" style:parent-style-name="Standard" style:list-style-name="L3">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31" style:family="paragraph" style:parent-style-name="Standard" style:list-style-name="L3">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32" style:family="paragraph" style:parent-style-name="Standard" style:list-style-name="L3">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33" style:family="paragraph" style:parent-style-name="Standard" style:list-style-name="L3">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34" style:family="paragraph" style:parent-style-name="Standard" style:list-style-name="L3">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35" style:family="paragraph" style:parent-style-name="Standard" style:list-style-name="L3">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36" style:family="paragraph" style:parent-style-name="Standard" style:list-style-name="L4">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37" style:family="paragraph" style:parent-style-name="Standard" style:list-style-name="L4">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38" style:family="paragraph" style:parent-style-name="Standard" style:list-style-name="L4">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39" style:family="paragraph" style:parent-style-name="Standard">
      <style:paragraph-properties fo:margin-top="0in" fo:margin-bottom="0.1665in" style:text-autospace="none"/>
      <style:text-properties style:use-window-font-color="true" style:font-name="ArialMT" fo:font-size="12pt" fo:letter-spacing="normal" fo:font-style="italic" fo:font-weight="normal" style:letter-kerning="true" style:font-name-asian="ArialMT" style:font-size-asian="12pt" style:font-style-asian="italic" style:font-weight-asian="normal" style:font-name-complex="ArialMT" style:font-size-complex="12pt" style:font-style-complex="italic" style:font-weight-complex="normal"/>
    </style:style>
    <style:style style:name="P40" style:family="paragraph" style:parent-style-name="Standard" style:list-style-name="L1">
      <style:paragraph-properties fo:margin-left="1in" fo:margin-right="0in" fo:text-indent="-1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41" style:family="paragraph" style:parent-style-name="Standard" style:list-style-name="L1">
      <style:paragraph-properties fo:margin-left="1in" fo:margin-right="0in" fo:text-indent="-1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42" style:family="paragraph" style:parent-style-name="Standard" style:list-style-name="L1">
      <style:paragraph-properties fo:margin-left="1in" fo:margin-right="0in" fo:text-indent="-1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43" style:family="paragraph" style:parent-style-name="Standard" style:list-style-name="L1">
      <style:paragraph-properties fo:margin-left="1in" fo:margin-right="0in" fo:text-indent="-1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P44" style:family="paragraph" style:parent-style-name="Standard" style:list-style-name="L1">
      <style:paragraph-properties fo:margin-left="1in" fo:margin-right="0in" fo:text-indent="-1in" style:auto-text-indent="false" style:text-autospace="none">
        <style:tab-stops>
          <style:tab-stop style:position="-0.3472in"/>
          <style:tab-stop style:position="0in"/>
        </style:tab-stops>
      </style:paragraph-properties>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T1" style:family="text">
      <style:text-properties style:use-window-font-color="true" style:font-name="ArialMT" fo:font-size="12pt" fo:letter-spacing="normal" fo:font-style="italic" fo:font-weight="normal" style:letter-kerning="true" style:font-name-asian="ArialMT" style:font-size-asian="12pt" style:font-style-asian="italic" style:font-weight-asian="normal" style:font-name-complex="ArialMT" style:font-size-complex="12pt" style:font-style-complex="italic" style:font-weight-complex="normal"/>
    </style:style>
    <style:style style:name="T2" style:family="text">
      <style:text-properties style:use-window-font-color="true" style:font-name="ArialMT" fo:font-size="12pt" fo:letter-spacing="normal" fo:font-style="normal" fo:font-weight="normal" style:letter-kerning="true" style:font-name-asian="ArialMT" style:font-size-asian="12pt" style:font-style-asian="normal" style:font-weight-asian="normal" style:font-name-complex="ArialMT" style:font-size-complex="12pt" style:font-style-complex="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ilisation avancée de la cartouche spatiales PostGIS</text:p>
      <text:p text:style-name="P4">PostGIS est un module (plugin) pour la base de données PostgreSQL permettant de rajouter le support des données spatiales directement dans la base de données, en terme de stockage, de manipulation et de requêtage.</text:p>
      <text:p text:style-name="P4">PostGIS est une solution robuste, puissante et éprouvée dans de très nombreux projets SIG de par le monde.</text:p>
      <text:p text:style-name="P4">PostGIS implémente la norme SFS (Simple Feature for SQL) de l’OGC (Open Geospatial Consortium), tout en proposant également de nombreuses fonctionnalités additionnelles.</text:p>
      <text:p text:style-name="P3"><text:span text:style-name="T1">Objectifs :</text:span><text:span text:style-name="T2">    </text:span></text:p>
      <text:list text:style-name="L1">
        <text:list-item>
          <text:p text:style-name="P12">Connaître les fonctionnalités avancées, </text:p>
        </text:list-item>
        <text:list-item>
          <text:p text:style-name="P12">Ecrire des requêtes complexes  </text:p>
        </text:list-item>
        <text:list-item>
          <text:p text:style-name="P12">Ecrire des procédures Pl/PgSQL pour traitements SIG spécifiques</text:p>
        </text:list-item>
        <text:list-item>
          <text:p text:style-name="P12">Optimiser et régler PostgreSQL/PostGIS</text:p>
        </text:list-item>
        <text:list-item>
          <text:p text:style-name="P12">Contrôler, valider et nettoyer des données spatiales</text:p>
        </text:list-item>
        <text:list-item>
          <text:p text:style-name="P12">Gérer et organiser des données volumineuses</text:p>
        </text:list-item>
        <text:list-item>
          <text:p text:style-name="P12">Mettre en oeuvre la sauvegarde et la restauration des données</text:p>
        </text:list-item>
      </text:list>
      <text:p text:style-name="P2"/>
      <text:p text:style-name="P3"><text:span text:style-name="T1">Durée :</text:span><text:span text:style-name="T2">  </text:span></text:p>
      <text:list text:style-name="L1">
        <text:list-item text:start-value="1">
          <text:p text:style-name="P12">3 jours</text:p>
        </text:list-item>
      </text:list>
      <text:p text:style-name="P3"><text:span text:style-name="T1">Principaux publics visés :</text:span><text:span text:style-name="T2"> </text:span></text:p>
      <text:list text:style-name="L1">
        <text:list-item text:start-value="1">
          <text:p text:style-name="P12">Administrateur de données spatiales, responsables SIG et géomaticiens désireux d’approfondir leur connaissance de PostGIS </text:p>
        </text:list-item>
        <text:list-item>
          <text:p text:style-name="P12">Développeurs SQL désireux de maitriser dans les détails une base de données spatiale Open Source</text:p>
        </text:list-item>
      </text:list>
      <text:p text:style-name="P3"><text:span text:style-name="T1">Pré-Requis :</text:span><text:span text:style-name="T2"> </text:span></text:p>
      <text:list text:style-name="L1">
        <text:list-item text:start-value="1">
          <text:p text:style-name="P5">Très bonne maîtrise de SQL 92</text:p>
        </text:list-item>
        <text:list-item>
          <text:p text:style-name="P5">Très bonne maîtrise des concepts SIG</text:p>
        </text:list-item>
        <text:list-item>
          <text:p text:style-name="P5">Connaissances en administration de bases de données</text:p>
        </text:list-item>
        <text:list-item>
          <text:p text:style-name="P5">Connaissances en programmation</text:p>
        </text:list-item>
      </text:list>
      <text:p text:style-name="P2"/>
      <text:p text:style-name="P2">Programme indicatif :</text:p>
      <text:p text:style-name="P25">Analyse spatiale complexes:</text:p>
      <text:list text:style-name="L2">
        <text:list-item>
          <text:p text:style-name="P26">Requêtes spatiales avancées</text:p>
        </text:list-item>
        <text:list-item>
          <text:p text:style-name="P26">Outils topologiques complexes (ST_RELATE)</text:p>
        </text:list-item>
        <text:list-item>
          <text:p text:style-name="P26">Validation et nettoyage des données géographiques</text:p>
        </text:list-item>
        <text:list-item>
          <text:p text:style-name="P26">Bases de programmation en Pl/PgSQL</text:p>
        </text:list-item>
      </text:list>
      <text:p text:style-name="P25"/>
      <text:p text:style-name="P25">Optimisation de requêtes spatiales:</text:p>
      <text:list text:style-name="L3">
        <text:list-item>
          <text:p text:style-name="P30">Comprendre le plan d'une requête SQL avec PostgreSQL</text:p>
        </text:list-item>
        <text:list-item>
          <text:p text:style-name="P30">Analyse des performances des requêtes SQL</text:p>
        </text:list-item>
        <text:list-item>
          <text:p text:style-name="P30">Configuration de PostgreSQL: fichier postgresql.conf</text:p>
        </text:list-item>
        <text:list-item>
          <text:p text:style-name="P30">Optimisation de requêtes spatiales</text:p>
        </text:list-item>
        <text:list-item>
          <text:p text:style-name="P30">Utilisation avancée des index spatiaux</text:p>
        </text:list-item>
        <text:list-item>
          <text:p text:style-name="P30">Optimisation du stockage physique</text:p>
        </text:list-item>
      </text:list>
      <text:p text:style-name="P25"/>
      <text:p text:style-name="P25">Modèle relationnel: </text:p>
      <text:list text:style-name="L4">
        <text:list-item>
          <text:p text:style-name="P36">Modèle relationnel de données (héritage, schema...)</text:p>
        </text:list-item>
        <text:list-item>
          <text:p text:style-name="P36">Vérification de l'intégrité des données</text:p>
        </text:list-item>
        <text:list-item>
          <text:p text:style-name="P36">Création dynamique de tables ou vues spatia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Nicolas Ribot</meta:initial-creator>
    <meta:creation-date>2008-10-02T10:51:23</meta:creation-date>
    <dc:creator>Nicolas Ribot</dc:creator>
    <dc:date>2008-10-02T16:24:23</dc:date>
    <dc:language>fr-FR</dc:language>
    <meta:editing-cycles>7</meta:editing-cycles>
    <meta:editing-duration>PT43M25S</meta:editing-duration>
    <meta:user-defined meta:name="Info 1"/>
    <meta:user-defined meta:name="Info 2"/>
    <meta:user-defined meta:name="Info 3"/>
    <meta:user-defined meta:name="Info 4"/>
    <meta:document-statistic meta:table-count="0" meta:image-count="0" meta:object-count="0" meta:page-count="2" meta:paragraph-count="39" meta:word-count="267" meta:character-count="1944"/>
  </office:meta>
</office:document-meta>
</file>